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paragraph-rsid="0013702e" style:font-size-asian="16pt" style:font-size-complex="16pt"/>
    </style:style>
    <style:style style:name="T1" style:family="text">
      <style:text-properties officeooo:rsid="001370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 text:c="4"/>Resource nursing facilities.</text:p>
      <text:p text:style-name="P1"><text:s text:c="4"/>Mobilization surge medical staff to address shortage overwhelmed communities</text:p>
      <text:p text:style-name="P1"><text:s text:c="4"/>Age-adjusted mortality data for Acute Respiratory Distress Syndrome (ARDS) <text:s/>organ failure viral etiologies</text:p>
      <text:p text:style-name="P1"><text:s text:c="4"/>Extracorporeal membrane oxygenation (ECMO) </text:p>
      <text:p text:style-name="P2"><text:s text:c="4"/></text:p>
      <text:p text:style-name="P2">Outcomes data for COVID-19 after mechanical ventilation <text:s/>age.</text:p>
      <text:p text:style-name="P2"><text:s text:c="4"/></text:p>
      <text:p text:style-name="P2">frequency, manifestations, <text:s/>extrapulmonary manifestations , cardiomyopathy and cardiac arrest.</text:p>
      <text:p text:style-name="P2"><text:s text:c="5"/>regulatory standards (e.g., EUA, CLIA)</text:p>
      <text:p text:style-name="P2">care level.</text:p>
      <text:p text:style-name="P2"><text:s/></text:p>
      <text:p text:style-name="P2">elastomeric respirators, N95 masks</text:p>
      <text:p text:style-name="P1">telemedicine practices, <text:s/>state boundaries.</text:p>
      <text:p text:style-name="P2"><text:s text:c="4"/></text:p>
      <text:p text:style-name="P2"><text:span text:style-name="T1">h</text:span>ome to take care manage disease.</text:p>
      <text:p text:style-name="P1"/>
      <text:p text:style-name="P1">Oral medications </text:p>
      <text:p text:style-name="P1"/>
      <text:p text:style-name="P1"><text:s/>risk factors, and outcomes in a way that could not be done manually.</text:p>
      <text:p text:style-name="P1"/>
      <text:p text:style-name="P1">hospital flow and organization, workforce protection, workforce allocation, community-based support resources, payment, and supply chain management to enhance capacity, efficiency, and outcomes.</text:p>
      <text:p text:style-name="P1">clinical care, public health interventions, infection prevention control, transmission, and clinical trials</text:p>
      <text:p text:style-name="P1"><text:s text:c="4"/>Efforts to develop a core clinical outcome set to maximize usability of data across a range of trials</text:p>
      <text:p text:style-name="P1"><text:s text:c="4"/>Efforts to determine adjunctive and supportive interventions that can improve the clinical outcomes of infected patients (e.g. steroids, high flow oxygen)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9T13:17:51.203808541</meta:creation-date>
    <dc:date>2020-03-29T13:24:28.767922789</dc:date>
    <meta:editing-duration>PT6M38S</meta:editing-duration>
    <meta:editing-cycles>1</meta:editing-cycles>
    <meta:document-statistic meta:table-count="0" meta:image-count="0" meta:object-count="0" meta:page-count="1" meta:paragraph-count="21" meta:word-count="155" meta:character-count="1250" meta:non-whitespace-character-count="1063"/>
    <meta:generator>LibreOffice/6.3.5.2$Linux_X86_64 LibreOffice_project/30$Build-2</meta:generator>
  </office:meta>
</office:document-meta>
</file>